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8cm" svg:y1="3cm" svg:x2="7.1cm" svg:y2="3cm">
          <text:p/>
        </draw:line>
        <draw:frame draw:style-name="gr2" draw:text-style-name="P2" draw:layer="layout" svg:width="2.013cm" svg:height="0.962cm" svg:x="3.4cm" svg:y="1.3cm">
          <draw:text-box>
            <text:p>Head</text:p>
          </draw:text-box>
        </draw:frame>
        <draw:line draw:style-name="gr3" draw:text-style-name="P1" draw:layer="layout" svg:x1="22.6cm" svg:y1="2.428cm" svg:x2="21.3cm" svg:y2="3.6cm">
          <text:p/>
        </draw:line>
        <draw:frame draw:style-name="gr4" draw:text-style-name="P2" draw:layer="layout" svg:width="1.45cm" svg:height="0.962cm" svg:x="20.55cm" svg:y="1.3cm">
          <draw:text-box>
            <text:p>Tail</text:p>
          </draw:text-box>
        </draw:frame>
        <draw:g>
          <draw:custom-shape draw:style-name="gr5" draw:text-style-name="P4" draw:layer="layout" svg:width="1.3cm" svg:height="1.2cm" svg:x="3.1cm" svg:y="2.4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4.8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4.4cm" svg:y="2.4cm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1.3cm" svg:height="1.2cm" svg:x="7.3cm" svg:y="2.4cm">
            <text:p text:style-name="P3">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9.0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8.6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1.3cm" svg:height="1.2cm" svg:x="11.6cm" svg:y="2.4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13.3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2.9cm" svg:y="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0.1cm" svg:y1="3cm" svg:x2="11.4cm" svg:y2="3cm">
          <text:p/>
        </draw:line>
        <draw:line draw:style-name="gr1" draw:text-style-name="P1" draw:layer="layout" svg:x1="14.4cm" svg:y1="3cm" svg:x2="15.7cm" svg:y2="3cm">
          <text:p/>
        </draw:line>
        <draw:g>
          <draw:custom-shape draw:style-name="gr5" draw:text-style-name="P4" draw:layer="layout" svg:width="1.3cm" svg:height="1.2cm" svg:x="15.8cm" svg:y="2.4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17.5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7.1cm" svg:y="2.4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1.3cm" svg:height="1.2cm" svg:x="20cm" svg:y="2.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2cm" svg:x="21.3cm" svg:y="2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6cm" svg:y1="3cm" svg:x2="19.8cm" svg:y2="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09:42:40.170741855</meta:creation-date>
    <dc:date>2021-11-04T10:09:52.619958479</dc:date>
    <meta:editing-duration>PT8M7S</meta:editing-duration>
    <meta:editing-cycles>2</meta:editing-cycles>
    <meta:generator>LibreOffice/6.4.7.2$Linux_X86_64 LibreOffice_project/40$Build-2</meta:generator>
    <meta:document-statistic meta:object-count="25"/>
  </office:meta>
</office:document-meta>
</file>